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officeooo:paragraph-rsid="00073dff" style:font-size-asian="8pt" style:font-size-complex="8pt"/>
    </style:style>
    <style:style style:name="P4" style:family="paragraph" style:parent-style-name="Standard">
      <style:text-properties style:font-name="Courier New" fo:font-size="8pt" officeooo:paragraph-rsid="002489d9" style:font-size-asian="8pt" style:font-size-complex="8pt"/>
    </style:style>
    <style:style style:name="P5" style:family="paragraph" style:parent-style-name="Standard">
      <style:text-properties style:font-name="Courier New" fo:font-size="8pt" officeooo:paragraph-rsid="0026cdb1" style:font-size-asian="8pt" style:font-size-complex="8pt"/>
    </style:style>
    <style:style style:name="P6" style:family="paragraph" style:parent-style-name="Standard">
      <style:text-properties style:font-name="Courier New" fo:font-size="8pt" fo:language="en" fo:country="US" officeooo:rsid="00103f3b" officeooo:paragraph-rsid="0012da0d" style:font-size-asian="8pt" style:font-size-complex="8pt"/>
    </style:style>
    <style:style style:name="P7" style:family="paragraph" style:parent-style-name="Standard">
      <style:text-properties style:font-name="Courier New" fo:font-size="8pt" fo:language="en" fo:country="US" officeooo:rsid="00103f3b" officeooo:paragraph-rsid="00194ba6" style:font-size-asian="8pt" style:font-size-complex="8pt"/>
    </style:style>
    <style:style style:name="P8" style:family="paragraph" style:parent-style-name="Standard">
      <style:text-properties style:font-name="Courier New" fo:font-size="8pt" fo:language="en" fo:country="US" officeooo:rsid="00103f3b" officeooo:paragraph-rsid="002489d9" style:font-size-asian="8pt" style:font-size-complex="8pt"/>
    </style:style>
    <style:style style:name="P9" style:family="paragraph" style:parent-style-name="Standard">
      <style:text-properties style:font-name="Courier New" officeooo:paragraph-rsid="00073dff"/>
    </style:style>
    <style:style style:name="P10" style:family="paragraph" style:parent-style-name="Standard">
      <style:text-properties style:font-name="Courier New" officeooo:paragraph-rsid="00277c5e"/>
    </style:style>
    <style:style style:name="P11" style:family="paragraph" style:parent-style-name="Standard">
      <style:text-properties officeooo:paragraph-rsid="00010eb5"/>
    </style:style>
    <style:style style:name="P12" style:family="paragraph" style:parent-style-name="Standard">
      <style:text-properties officeooo:paragraph-rsid="0003cd16"/>
    </style:style>
    <style:style style:name="P13" style:family="paragraph" style:parent-style-name="Standard">
      <style:text-properties fo:font-size="14pt" fo:font-weight="bold" officeooo:paragraph-rsid="0003cd16" style:font-size-asian="14pt" style:font-weight-asian="bold" style:font-size-complex="14pt" style:font-weight-complex="bold"/>
    </style:style>
    <style:style style:name="P14"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6" style:family="paragraph" style:parent-style-name="Standard">
      <style:text-properties officeooo:paragraph-rsid="00073dff"/>
    </style:style>
    <style:style style:name="P17" style:family="paragraph" style:parent-style-name="Standard">
      <style:text-properties fo:language="en" fo:country="US" officeooo:rsid="00073dff" officeooo:paragraph-rsid="00073dff"/>
    </style:style>
    <style:style style:name="P18" style:family="paragraph" style:parent-style-name="Standard">
      <style:text-properties fo:language="en" fo:country="US" fo:font-weight="bold" officeooo:rsid="00010eb5" officeooo:paragraph-rsid="00010eb5" style:font-weight-asian="bold" style:font-weight-complex="bold"/>
    </style:style>
    <style:style style:name="P19" style:family="paragraph" style:parent-style-name="Standard">
      <style:text-properties fo:language="en" fo:country="US" fo:font-style="italic" officeooo:rsid="0010e56c" officeooo:paragraph-rsid="0010e56c" style:font-style-asian="italic" style:font-style-complex="italic"/>
    </style:style>
    <style:style style:name="P20" style:family="paragraph" style:parent-style-name="Standard">
      <style:text-properties fo:language="en" fo:country="US" officeooo:rsid="002c7db6" officeooo:paragraph-rsid="00073dff"/>
    </style:style>
    <style:style style:name="P21" style:family="paragraph" style:parent-style-name="Standard">
      <style:text-properties fo:font-weight="bold" officeooo:paragraph-rsid="00010eb5" style:font-weight-asian="bold" style:font-weight-complex="bold"/>
    </style:style>
    <style:style style:name="P22" style:family="paragraph" style:parent-style-name="Standard">
      <style:text-properties fo:font-weight="normal" officeooo:paragraph-rsid="0010e56c" style:font-weight-asian="normal" style:font-weight-complex="normal"/>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25"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31b06f" style:font-size-asian="10pt" style:font-size-complex="10pt"/>
    </style:style>
    <style:style style:name="P26"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27"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28"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29"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30" style:family="paragraph" style:parent-style-name="Standard">
      <style:paragraph-properties fo:margin-left="1.251cm" fo:margin-right="0cm" fo:text-indent="0cm" style:auto-text-indent="false"/>
      <style:text-properties style:font-name="Courier New" fo:font-size="10pt" fo:language="en" fo:country="US" officeooo:rsid="002f33a8" officeooo:paragraph-rsid="002f33a8" style:font-size-asian="10pt" style:font-size-complex="10pt"/>
    </style:style>
    <style:style style:name="P31" style:family="paragraph" style:parent-style-name="Standard">
      <style:paragraph-properties fo:margin-left="1.251cm" fo:margin-right="0cm" fo:text-indent="0cm" style:auto-text-indent="false"/>
      <style:text-properties fo:font-weight="bold" style:font-weight-asian="bold" style:font-weight-complex="bold"/>
    </style:style>
    <style:style style:name="P32"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33" style:family="paragraph" style:parent-style-name="Standard">
      <style:paragraph-properties fo:margin-left="1.251cm" fo:margin-right="0cm" fo:text-indent="0cm" style:auto-text-indent="false"/>
      <style:text-properties fo:font-weight="bold" officeooo:paragraph-rsid="00381cdf" style:font-weight-asian="bold" style:font-weight-complex="bold"/>
    </style:style>
    <style:style style:name="P34"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35"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36"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37"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38"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39"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40"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225583" style:font-size-asian="12pt" style:font-weight-asian="bold" style:font-size-complex="12pt" style:font-weight-complex="bold"/>
    </style:style>
    <style:style style:name="P41" style:family="paragraph" style:parent-style-name="Standard">
      <style:paragraph-properties fo:margin-left="1.251cm" fo:margin-right="0cm" fo:text-indent="0cm" style:auto-text-indent="false"/>
      <style:text-properties style:font-name="Liberation Serif" fo:font-size="12pt" fo:language="en" fo:country="US" fo:font-weight="bold" officeooo:rsid="0010e56c" officeooo:paragraph-rsid="0035618c" style:font-size-asian="12pt" style:font-weight-asian="bold" style:font-size-complex="12pt" style:font-weight-complex="bold"/>
    </style:style>
    <style:style style:name="P42"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1.251cm" fo:margin-right="0cm" fo:text-indent="0cm" style:auto-text-indent="false"/>
      <style:text-properties style:font-name="Liberation Serif" fo:font-size="12pt" fo:language="en" fo:country="US" officeooo:rsid="0031b06f" officeooo:paragraph-rsid="0031b06f" style:font-size-asian="12pt" style:font-size-complex="12pt"/>
    </style:style>
    <style:style style:name="P44" style:family="paragraph" style:parent-style-name="Standard">
      <style:paragraph-properties fo:margin-left="1.251cm" fo:margin-right="0cm" fo:text-indent="0cm" style:auto-text-indent="false"/>
      <style:text-properties style:font-name="Liberation Serif" fo:font-size="12pt" fo:language="en" fo:country="US" fo:font-weight="normal" officeooo:rsid="0010e56c" officeooo:paragraph-rsid="00172416" style:font-size-asian="12pt" style:font-weight-asian="normal" style:font-size-complex="12pt" style:font-weight-complex="normal"/>
    </style:style>
    <style:style style:name="P45"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46" style:family="paragraph" style:parent-style-name="Standard">
      <style:paragraph-properties fo:margin-left="1.25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47" style:family="paragraph" style:parent-style-name="Standard">
      <style:paragraph-properties fo:margin-left="1.251cm" fo:margin-right="0cm" fo:text-indent="0cm" style:auto-text-indent="false"/>
      <style:text-properties officeooo:paragraph-rsid="000eb7b0"/>
    </style:style>
    <style:style style:name="P48"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49" style:family="paragraph" style:parent-style-name="Standard">
      <style:paragraph-properties fo:margin-left="1.251cm" fo:margin-right="0cm" fo:text-indent="0cm" style:auto-text-indent="false"/>
      <style:text-properties fo:language="en" fo:country="US" fo:font-weight="bold" officeooo:rsid="0003cd16" style:font-weight-asian="bold" style:font-weight-complex="bold"/>
    </style:style>
    <style:style style:name="P50" style:family="paragraph" style:parent-style-name="Standard">
      <style:paragraph-properties fo:margin-left="2.501cm" fo:margin-right="0cm" fo:text-indent="0cm" style:auto-text-indent="false"/>
    </style:style>
    <style:style style:name="P51" style:family="paragraph" style:parent-style-name="Standard">
      <style:paragraph-properties fo:margin-left="2.501cm" fo:margin-right="0cm" fo:text-indent="0cm" style:auto-text-indent="false"/>
      <style:text-properties officeooo:paragraph-rsid="00010eb5"/>
    </style:style>
    <style:style style:name="P52" style:family="paragraph" style:parent-style-name="Standard">
      <style:paragraph-properties fo:margin-left="2.501cm" fo:margin-right="0cm" fo:text-indent="0cm" style:auto-text-indent="false"/>
      <style:text-properties officeooo:paragraph-rsid="0003cd16"/>
    </style:style>
    <style:style style:name="P53"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54" style:family="paragraph" style:parent-style-name="Standard">
      <style:paragraph-properties fo:margin-left="2.501cm" fo:margin-right="0cm" fo:text-indent="0cm" style:auto-text-indent="false"/>
      <style:text-properties fo:font-weight="normal" officeooo:rsid="0035618c" officeooo:paragraph-rsid="0035618c" style:font-weight-asian="normal" style:font-weight-complex="normal"/>
    </style:style>
    <style:style style:name="P55" style:family="paragraph" style:parent-style-name="Standard">
      <style:paragraph-properties fo:margin-left="2.501cm" fo:margin-right="0cm" fo:text-indent="0cm" style:auto-text-indent="false"/>
      <style:text-properties fo:font-weight="normal" officeooo:paragraph-rsid="00381cdf" style:font-weight-asian="normal" style:font-weight-complex="normal"/>
    </style:style>
    <style:style style:name="P56" style:family="paragraph" style:parent-style-name="Standard">
      <style:paragraph-properties fo:margin-left="2.501cm" fo:margin-right="0cm" fo:text-indent="0cm" style:auto-text-indent="false"/>
      <style:text-properties officeooo:paragraph-rsid="0010e56c"/>
    </style:style>
    <style:style style:name="P57" style:family="paragraph" style:parent-style-name="Standard">
      <style:paragraph-properties fo:margin-left="2.501cm" fo:margin-right="0cm" fo:text-indent="0cm" style:auto-text-indent="false"/>
      <style:text-properties fo:font-style="italic" style:font-style-asian="italic" style:font-style-complex="italic"/>
    </style:style>
    <style:style style:name="P58" style:family="paragraph" style:parent-style-name="Standard">
      <style:paragraph-properties fo:margin-left="2.501cm" fo:margin-right="0cm" fo:text-indent="0cm" style:auto-text-indent="false"/>
      <style:text-properties officeooo:paragraph-rsid="0011d652"/>
    </style:style>
    <style:style style:name="P59"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60"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61"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62"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63" style:family="paragraph" style:parent-style-name="Standard">
      <style:paragraph-properties fo:margin-left="2.50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64" style:family="paragraph" style:parent-style-name="Standard">
      <style:paragraph-properties fo:margin-left="2.501cm" fo:margin-right="0cm" fo:text-indent="0cm" style:auto-text-indent="false"/>
      <style:text-properties officeooo:paragraph-rsid="00168814"/>
    </style:style>
    <style:style style:name="P65" style:family="paragraph" style:parent-style-name="Standard">
      <style:paragraph-properties fo:margin-left="2.501cm" fo:margin-right="0cm" fo:text-indent="0cm" style:auto-text-indent="false"/>
      <style:text-properties fo:font-weight="bold" style:font-weight-asian="bold" style:font-weight-complex="bold"/>
    </style:style>
    <style:style style:name="P66"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67"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68"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31b06f" style:font-size-asian="10pt" style:font-size-complex="10pt"/>
    </style:style>
    <style:style style:name="P69" style:family="paragraph" style:parent-style-name="Standard">
      <style:paragraph-properties fo:margin-left="2.501cm" fo:margin-right="0cm" fo:text-indent="0cm" style:auto-text-indent="false"/>
      <style:text-properties style:font-name="Courier New" fo:font-size="10pt" fo:language="en" fo:country="US" officeooo:rsid="0031b06f" officeooo:paragraph-rsid="0031b06f" style:font-size-asian="10pt" style:font-size-complex="10pt"/>
    </style:style>
    <style:style style:name="P70" style:family="paragraph" style:parent-style-name="Standard">
      <style:paragraph-properties fo:margin-left="2.501cm" fo:margin-right="0cm" fo:text-indent="0cm" style:auto-text-indent="false"/>
      <style:text-properties style:font-name="Courier New" fo:font-size="8pt" fo:language="en" fo:country="US" officeooo:rsid="00010eb5" officeooo:paragraph-rsid="002561d5" style:font-size-asian="8pt" style:font-size-complex="8pt"/>
    </style:style>
    <style:style style:name="P71" style:family="paragraph" style:parent-style-name="Standard">
      <style:paragraph-properties fo:margin-left="2.501cm" fo:margin-right="0cm" fo:text-indent="0cm" style:auto-text-indent="false"/>
      <style:text-properties fo:language="en" fo:country="US" fo:font-weight="normal" officeooo:rsid="0003cd16" style:font-weight-asian="normal" style:font-weight-complex="normal"/>
    </style:style>
    <style:style style:name="P72" style:family="paragraph" style:parent-style-name="Standard">
      <style:paragraph-properties fo:margin-left="0cm" fo:margin-right="0cm" fo:text-indent="0cm" style:auto-text-indent="false"/>
    </style:style>
    <style:style style:name="P73"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381cdf" style:font-size-asian="12pt" style:font-style-asian="italic" style:font-weight-asian="normal" style:font-size-complex="12pt" style:font-style-complex="italic" style:font-weight-complex="normal"/>
    </style:style>
    <style:style style:name="P74" style:family="paragraph" style:parent-style-name="Standard">
      <style:paragraph-properties fo:margin-left="1.251cm" fo:margin-right="0cm" fo:text-indent="0cm" style:auto-text-indent="false"/>
      <style:text-properties fo:font-weight="bold" officeooo:paragraph-rsid="003925d6" style:font-weight-asian="bold" style:font-weight-complex="bold"/>
    </style:style>
    <style:style style:name="P75"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3925d6" style:font-size-asian="12pt" style:font-style-asian="italic" style:font-weight-asian="normal" style:font-size-complex="12pt" style:font-style-complex="italic" style:font-weight-complex="normal"/>
    </style:style>
    <style:style style:name="P76" style:family="paragraph" style:parent-style-name="Standard">
      <style:paragraph-properties fo:margin-left="2.501cm" fo:margin-right="0cm" fo:text-indent="0cm" style:auto-text-indent="false"/>
      <style:text-properties style:font-name="Liberation Serif" fo:font-size="12pt" fo:language="en" fo:country="US" fo:font-style="normal" fo:font-weight="normal" officeooo:rsid="00200d5c" officeooo:paragraph-rsid="003925d6"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3925d6" style:font-size-asian="12pt" style:font-weight-asian="normal" style:font-size-complex="12pt" style:font-weight-complex="normal"/>
    </style:style>
    <style:style style:name="P78" style:family="paragraph" style:parent-style-name="Standard">
      <style:paragraph-properties fo:margin-left="2.501cm" fo:margin-right="0cm" fo:text-indent="0cm" style:auto-text-indent="false"/>
      <style:text-properties style:font-name="Liberation Serif" fo:font-size="12pt" fo:language="en" fo:country="US" fo:font-weight="normal" officeooo:rsid="0035618c" officeooo:paragraph-rsid="0035618c" style:font-size-asian="12pt" style:font-weight-asian="normal" style:font-size-complex="12pt" style:font-weight-complex="normal"/>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italic" style:font-size-asian="10pt" style:font-style-asian="italic" style:font-size-complex="10pt" style:font-style-complex="italic"/>
    </style:style>
    <style:style style:name="T4" style:family="text">
      <style:text-properties style:font-name="Courier New" officeooo:rsid="0031b06f"/>
    </style:style>
    <style:style style:name="T5" style:family="text">
      <style:text-properties fo:language="en" fo:country="US"/>
    </style:style>
    <style:style style:name="T6" style:family="text">
      <style:text-properties fo:language="en" fo:country="US" officeooo:rsid="00010eb5"/>
    </style:style>
    <style:style style:name="T7" style:family="text">
      <style:text-properties fo:language="en" fo:country="US" fo:font-style="italic" style:text-underline-style="solid" style:text-underline-width="auto" style:text-underline-color="font-color" officeooo:rsid="00010eb5" style:font-style-asian="italic" style:font-style-complex="italic"/>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10e56c" style:font-style-asian="italic" style:font-style-complex="italic"/>
    </style:style>
    <style:style style:name="T10" style:family="text">
      <style:text-properties fo:language="en" fo:country="US" fo:font-style="italic" officeooo:rsid="0003cd16" style:font-style-asian="italic" style:font-style-complex="italic"/>
    </style:style>
    <style:style style:name="T11" style:family="text">
      <style:text-properties fo:language="en" fo:country="US" fo:font-weight="bold" officeooo:rsid="0003cd16" style:font-weight-asian="bold" style:font-weight-complex="bold"/>
    </style:style>
    <style:style style:name="T12" style:family="text">
      <style:text-properties fo:language="en" fo:country="US" fo:font-weight="bold" officeooo:rsid="000d205a" style:font-weight-asian="bold" style:font-weight-complex="bold"/>
    </style:style>
    <style:style style:name="T13" style:family="text">
      <style:text-properties fo:language="en" fo:country="US" fo:font-weight="bold" officeooo:rsid="00172416" style:font-weight-asian="bold" style:font-weight-complex="bold"/>
    </style:style>
    <style:style style:name="T14" style:family="text">
      <style:text-properties fo:language="en" fo:country="US" officeooo:rsid="0003cd16"/>
    </style:style>
    <style:style style:name="T15" style:family="text">
      <style:text-properties fo:language="en" fo:country="US" officeooo:rsid="00073dff"/>
    </style:style>
    <style:style style:name="T16" style:family="text">
      <style:text-properties fo:language="en" fo:country="US" officeooo:rsid="000d0450"/>
    </style:style>
    <style:style style:name="T17" style:family="text">
      <style:text-properties fo:language="en" fo:country="US" officeooo:rsid="000d205a"/>
    </style:style>
    <style:style style:name="T18" style:family="text">
      <style:text-properties fo:language="en" fo:country="US" officeooo:rsid="0010e56c"/>
    </style:style>
    <style:style style:name="T19" style:family="text">
      <style:text-properties fo:language="en" fo:country="US" fo:font-style="normal" officeooo:rsid="0010e56c" style:font-style-asian="normal" style:font-style-complex="normal"/>
    </style:style>
    <style:style style:name="T20" style:family="text">
      <style:text-properties fo:language="en" fo:country="US" fo:font-style="normal" officeooo:rsid="0011d652" style:font-style-asian="normal" style:font-style-complex="normal"/>
    </style:style>
    <style:style style:name="T21" style:family="text">
      <style:text-properties fo:language="en" fo:country="US" fo:font-style="normal" officeooo:rsid="00381cdf" style:font-style-asian="normal" style:font-style-complex="normal"/>
    </style:style>
    <style:style style:name="T22" style:family="text">
      <style:text-properties fo:language="en" fo:country="US" officeooo:rsid="0011d652"/>
    </style:style>
    <style:style style:name="T23" style:family="text">
      <style:text-properties fo:language="en" fo:country="US" officeooo:rsid="00168814"/>
    </style:style>
    <style:style style:name="T24" style:family="text">
      <style:text-properties fo:language="en" fo:country="US" officeooo:rsid="00200d5c"/>
    </style:style>
    <style:style style:name="T25" style:family="text">
      <style:text-properties fo:language="en" fo:country="US" officeooo:rsid="00217994"/>
    </style:style>
    <style:style style:name="T26" style:family="text">
      <style:text-properties fo:language="en" fo:country="US" officeooo:rsid="00225583"/>
    </style:style>
    <style:style style:name="T27" style:family="text">
      <style:text-properties fo:language="en" fo:country="US" officeooo:rsid="00242d13"/>
    </style:style>
    <style:style style:name="T28" style:family="text">
      <style:text-properties fo:language="en" fo:country="US" officeooo:rsid="002a9d93"/>
    </style:style>
    <style:style style:name="T29" style:family="text">
      <style:text-properties fo:language="en" fo:country="US" officeooo:rsid="0034f893"/>
    </style:style>
    <style:style style:name="T30" style:family="text">
      <style:text-properties fo:language="en" fo:country="US" officeooo:rsid="00365541"/>
    </style:style>
    <style:style style:name="T31" style:family="text">
      <style:text-properties fo:language="en" fo:country="US" officeooo:rsid="00381cdf"/>
    </style:style>
    <style:style style:name="T32" style:family="text">
      <style:text-properties fo:language="en" fo:country="US" officeooo:rsid="003925d6"/>
    </style:style>
    <style:style style:name="T33" style:family="text">
      <style:text-properties fo:font-style="italic" style:font-style-asian="italic" style:font-style-complex="italic"/>
    </style:style>
    <style:style style:name="T34" style:family="text">
      <style:text-properties fo:font-style="italic" officeooo:rsid="0010e56c" style:font-style-asian="italic" style:font-style-complex="italic"/>
    </style:style>
    <style:style style:name="T35" style:family="text">
      <style:text-properties fo:font-style="italic" officeooo:rsid="0011d652" style:font-style-asian="italic" style:font-style-complex="italic"/>
    </style:style>
    <style:style style:name="T36" style:family="text">
      <style:text-properties fo:font-style="italic" officeooo:rsid="00010eb5" style:font-style-asian="italic" style:font-style-complex="italic"/>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style="italic" style:text-underline-style="solid" style:text-underline-width="auto" style:text-underline-color="font-color" officeooo:rsid="00200d5c" style:font-style-asian="italic" style:font-style-complex="italic"/>
    </style:style>
    <style:style style:name="T39" style:family="text">
      <style:text-properties fo:font-style="italic" style:text-underline-style="solid" style:text-underline-width="auto" style:text-underline-color="font-color" officeooo:rsid="002f33a8" style:font-style-asian="italic" style:font-style-complex="italic"/>
    </style:style>
    <style:style style:name="T40" style:family="text">
      <style:text-properties fo:font-style="italic" style:text-underline-style="solid" style:text-underline-width="auto" style:text-underline-color="font-color" officeooo:rsid="00103f3b" style:font-style-asian="italic" style:font-style-complex="italic"/>
    </style:style>
    <style:style style:name="T41" style:family="text">
      <style:text-properties fo:font-style="italic" style:text-underline-style="solid" style:text-underline-width="auto" style:text-underline-color="font-color" officeooo:rsid="00217994" style:font-style-asian="italic" style:font-style-complex="italic"/>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officeooo:rsid="0010e56c"/>
    </style:style>
    <style:style style:name="T45" style:family="text">
      <style:text-properties fo:font-style="normal" style:font-style-asian="normal" style:font-style-complex="normal"/>
    </style:style>
    <style:style style:name="T46" style:family="text">
      <style:text-properties fo:font-style="normal" officeooo:rsid="0011d652" style:font-style-asian="normal" style:font-style-complex="normal"/>
    </style:style>
    <style:style style:name="T47" style:family="text">
      <style:text-properties fo:font-style="normal" officeooo:rsid="00225583" style:font-style-asian="normal" style:font-style-complex="normal"/>
    </style:style>
    <style:style style:name="T48" style:family="text">
      <style:text-properties fo:font-style="normal" officeooo:rsid="0024cb9b" style:font-style-asian="normal" style:font-style-complex="normal"/>
    </style:style>
    <style:style style:name="T49" style:family="text">
      <style:text-properties fo:font-style="normal" officeooo:rsid="0010e56c" style:font-style-asian="normal" style:font-style-complex="normal"/>
    </style:style>
    <style:style style:name="T50" style:family="text">
      <style:text-properties officeooo:rsid="0014cee3"/>
    </style:style>
    <style:style style:name="T51" style:family="text">
      <style:text-properties officeooo:rsid="00168814"/>
    </style:style>
    <style:style style:name="T52"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53"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54"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55" style:family="text">
      <style:text-properties style:font-name="Liberation Serif" fo:font-size="12pt" style:font-size-asian="12pt" style:font-size-complex="12pt"/>
    </style:style>
    <style:style style:name="T56" style:family="text">
      <style:text-properties style:font-name="Liberation Serif" fo:font-size="12pt" officeooo:rsid="00103f3b" style:font-size-asian="12pt" style:font-size-complex="12pt"/>
    </style:style>
    <style:style style:name="T57" style:family="text">
      <style:text-properties style:font-name="Liberation Serif" fo:font-size="12pt" officeooo:rsid="0031b06f" style:font-size-asian="12pt" style:font-size-complex="12pt"/>
    </style:style>
    <style:style style:name="T58" style:family="text">
      <style:text-properties officeooo:rsid="0022121a"/>
    </style:style>
    <style:style style:name="T59" style:family="text">
      <style:text-properties officeooo:rsid="00217994"/>
    </style:style>
    <style:style style:name="T60" style:family="text">
      <style:text-properties fo:font-size="10pt" officeooo:rsid="002561d5" style:font-size-asian="10pt" style:font-size-complex="10pt"/>
    </style:style>
    <style:style style:name="T61" style:family="text">
      <style:text-properties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62" style:family="text">
      <style:text-properties fo:font-size="10pt" fo:font-style="normal" officeooo:rsid="00200d5c" style:font-size-asian="10pt" style:font-style-asian="normal" style:font-size-complex="10pt" style:font-style-complex="normal"/>
    </style:style>
    <style:style style:name="T63" style:family="text">
      <style:text-properties fo:font-size="10pt" fo:font-style="normal" officeooo:rsid="002561d5" style:font-size-asian="10pt" style:font-style-asian="normal" style:font-size-complex="10pt" style:font-style-complex="normal"/>
    </style:style>
    <style:style style:name="T64" style:family="text">
      <style:text-properties officeooo:rsid="00293fa0"/>
    </style:style>
    <style:style style:name="T65" style:family="text">
      <style:text-properties fo:font-size="8pt" officeooo:rsid="002f33a8" style:font-size-asian="8pt" style:font-size-complex="8pt"/>
    </style:style>
    <style:style style:name="T66" style:family="text">
      <style:text-properties fo:font-size="8pt" officeooo:rsid="00103f3b" style:font-size-asian="8pt" style:font-size-complex="8pt"/>
    </style:style>
    <style:style style:name="T67" style:family="text">
      <style:text-properties officeooo:rsid="002f33a8"/>
    </style:style>
    <style:style style:name="T68" style:family="text">
      <style:text-properties style:text-position="super 58%" officeooo:rsid="002f33a8"/>
    </style:style>
    <style:style style:name="T69" style:family="text">
      <style:text-properties style:text-underline-style="solid" style:text-underline-width="auto" style:text-underline-color="font-color"/>
    </style:style>
    <style:style style:name="T70" style:family="text">
      <style:text-properties officeooo:rsid="0031b06f"/>
    </style:style>
    <style:style style:name="T71" style:family="text">
      <style:text-properties officeooo:rsid="0035618c"/>
    </style:style>
    <style:style style:name="T72" style:family="text">
      <style:text-properties officeooo:rsid="003925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mplate data</text:p>
      <text:p text:style-name="P11">CSV file with delimiter as per config parameter "<text:span text:style-name="T33">CSVdelimiter</text:span>":</text:p>
      <text:p text:style-name="P72"/>
      <text:p text:style-name="P31">1st string: <text:span text:style-name="T43">label definition and size (always 1st)</text:span></text:p>
      <text:p text:style-name="P31">2nd string: <text:span text:style-name="T43">1st object definition and parameters</text:span></text:p>
      <text:p text:style-name="P31">3rd string: <text:span text:style-name="T43">2nd object definition and parameters</text:span></text:p>
      <text:p text:style-name="P23">...</text:p>
      <text:p text:style-name="P72"/>
      <text:p text:style-name="Standard">====template file <text:span text:style-name="T6">structure</text:span>====</text:p>
      <text:p text:style-name="P4"><text:s text:c="4"/>label; <text:span text:style-name="T25">[</text:span><text:span text:style-name="T24">backgroundColor</text:span><text:span text:style-name="T25">]</text:span><text:span text:style-name="T24">; </text:span><text:span text:style-name="T25">[</text:span><text:span text:style-name="T24">objectColor</text:span><text:span text:style-name="T25">]</text:span><text:span text:style-name="T24">; </text:span>width; height; <text:span text:style-name="T30">dpi; </text:span><text:span text:style-name="T32">codePage</text:span></text:p>
      <text:p text:style-name="P4"/>
      <text:p text:style-name="P5"><text:s text:c="5"/>text; <text:span text:style-name="T25">[</text:span><text:span text:style-name="T24">objectColor</text:span><text:span text:style-name="T25">]</text:span><text:span text:style-name="T24">; </text:span>posX; posY; [rotate]; <text:span text:style-name="T23">[</text:span>default_text<text:span text:style-name="T23">]</text:span>; fontName; fontSize; [fontStyle];</text:p>
      <text:p text:style-name="P4"/>
      <text:p text:style-name="P4"><text:s text:c="2"/>picture; <text:span text:style-name="T25">[</text:span><text:span text:style-name="T24">objectColor</text:span><text:span text:style-name="T25">]</text:span><text:span text:style-name="T24">; </text:span>posX; posY; [rotate]; <text:span text:style-name="T23">[</text:span>default_file<text:span text:style-name="T23">]</text:span>; [width]; [height]; [transparent];</text:p>
      <text:p text:style-name="P2"/>
      <text:p text:style-name="P4"><text:s text:c="2"/>barcode; <text:span text:style-name="T25">[</text:span><text:span text:style-name="T24">backgroundColor</text:span><text:span text:style-name="T25">]</text:span><text:span text:style-name="T24">; </text:span><text:span text:style-name="T25">[</text:span><text:span text:style-name="T24">objectColor</text:span><text:span text:style-name="T25">]</text:span><text:span text:style-name="T24">; </text:span>posX; posY; [rotate]; <text:span text:style-name="T23">[</text:span>default_data<text:span text:style-name="T23">]</text:span>; width; height; <text:s text:c="2"/><text:tab/><text:tab/>bcFormat; [transparent]; [additional_features];</text:p>
      <text:p text:style-name="P4"/>
      <text:p text:style-name="P8"><text:s text:c="5"/>line; <text:span text:style-name="T59">[objectColor]; </text:span>posX; posY; <text:s text:c="8"/>; <text:span text:style-name="T51">[</text:span>lineWidth<text:span text:style-name="T51">]</text:span>; <text:span text:style-name="T50">endX</text:span>; <text:s/><text:span text:style-name="T50">endY</text:span>;</text:p>
      <text:p text:style-name="P6"/>
      <text:p text:style-name="P8"><text:s text:c="5"/>line; <text:span text:style-name="T59">[objectColor]; </text:span>posX; posY; [rotate]; <text:span text:style-name="T51">[</text:span>lineWidth<text:span text:style-name="T51">]</text:span>; <text:span text:style-name="T58">lineLength</text:span>;</text:p>
      <text:p text:style-name="P7"/>
      <text:p text:style-name="P8">rectangle; <text:span text:style-name="T59">[objectColor]; </text:span>posX; posY; [rotate]; <text:span text:style-name="T51">[</text:span>lineWidth<text:span text:style-name="T51">]</text:span>; width; height; <text:s text:c="2"/><text:span text:style-name="T51">[</text:span>fill<text:span text:style-name="T51">]</text:span>;</text:p>
      <text:p text:style-name="P6"/>
      <text:p text:style-name="P8"><text:s text:c="2"/>ellipse; <text:span text:style-name="T59">[objectColor]; </text:span>posX; posY; [rotate]; <text:span text:style-name="T51">[</text:span>lineWidth<text:span text:style-name="T51">]</text:span>; width; height; <text:s text:c="2"/><text:span text:style-name="T51">[</text:span>fill<text:span text:style-name="T51">]</text:span>;</text:p>
      <text:p text:style-name="Standard">====end====</text:p>
      <text:p text:style-name="Standard"/>
      <text:p text:style-name="P18">Objects name allowed:</text:p>
      <text:p text:style-name="P48"><text:span text:style-name="T3">label</text:span><text:span text:style-name="T2"> – defines label size in [pix]</text:span></text:p>
      <text:p text:style-name="P70"><text:span text:style-name="T60">will be filled with </text:span><text:span text:style-name="T61">backgroundColor</text:span><text:span text:style-name="T62"> </text:span><text:span text:style-name="T63">and </text:span><text:span text:style-name="T61">objectColor</text:span><text:span text:style-name="T63"> will be used as default for all objects with no </text:span><text:span text:style-name="T61">objectColor</text:span><text:span text:style-name="T63"> defined.</text:span></text:p>
      <text:p text:style-name="P27"><text:span text:style-name="T33">text</text:span> – <text:span text:style-name="T44">draw</text:span> text string <text:span text:style-name="T44">(CR/LF not allowed)</text:span></text:p>
      <text:p text:style-name="P28"><text:tab/><text:span text:style-name="T37">fontName</text:span> <text:span text:style-name="T67">will be changed to 1</text:span><text:span text:style-name="T68">st</text:span><text:span text:style-name="T67"> available in the system list if not <text:tab/>recognized</text:span></text:p>
      <text:p text:style-name="P66"/>
      <text:p text:style-name="P27"><text:span text:style-name="T33">picture</text:span> – <text:span text:style-name="T44">draw</text:span> picture</text:p>
      <text:p text:style-name="P28"><text:tab/><text:span text:style-name="T38">objectColor</text:span> <text:span text:style-name="T67">can be replaced with transparent if </text:span><text:span text:style-name="T65">transparent</text:span><text:span text:style-name="T67"> option set <text:tab/>to “1”.</text:span></text:p>
      <text:p text:style-name="P28"><text:tab/><text:span text:style-name="T37">width</text:span> <text:span text:style-name="T67">and </text:span><text:span text:style-name="T39">height</text:span><text:span text:style-name="T67"> can be set to “0” to scale picture 100%.</text:span></text:p>
      <text:p text:style-name="P66"/>
      <text:p text:style-name="P26"><text:span text:style-name="T33">barcode</text:span> – <text:span text:style-name="T44">draw</text:span> 1D or 2D barcode</text:p>
      <text:p text:style-name="P67"><text:span text:style-name="T38">backgroundColor</text:span> <text:span text:style-name="T67">is ignored if </text:span><text:span text:style-name="T39">transparent</text:span><text:span text:style-name="T67"> option set to “1”.</text:span></text:p>
      <text:p text:style-name="P67"><text:span text:style-name="T69">additional_</text:span><text:span text:style-name="T37">features</text:span> <text:span text:style-name="T67">should be used with care as it overrides default barcode generation parameters.</text:span></text:p>
      <text:p text:style-name="P67"/>
      <text:p text:style-name="P29">line – draw line <text:span text:style-name="T64">(2 versions)</text:span></text:p>
      <text:p text:style-name="P68"><text:span text:style-name="T67">line will be generated from point to length and angle if</text:span><text:span text:style-name="T66"> </text:span><text:span text:style-name="T40">rotate</text:span> <text:span text:style-name="T67">option is not empty. Otherwise it needs starting(</text:span><text:span text:style-name="T40">posX</text:span><text:span text:style-name="T67">, </text:span><text:span text:style-name="T40">posY</text:span><text:span text:style-name="T67">) and ending (</text:span><text:span text:style-name="T39">endX</text:span><text:span text:style-name="T67">, </text:span><text:span text:style-name="T39">endY</text:span><text:span text:style-name="T67">) points.</text:span></text:p>
      <text:p text:style-name="P24">rectangle - <text:s/><text:span text:style-name="T44">draw </text:span>rectangle</text:p>
      <text:p text:style-name="P69">use <text:span text:style-name="T40">fill</text:span><text:span text:style-name="T56"> </text:span><text:span text:style-name="T1">to fill the internal of the element with </text:span><text:span text:style-name="T41">objectColor</text:span><text:span text:style-name="T55">.</text:span></text:p>
      <text:p text:style-name="P24">ellip<text:span text:style-name="T44">s</text:span>e - <text:s/><text:span text:style-name="T44">draw </text:span>ellip<text:span text:style-name="T44">s</text:span>e</text:p>
      <text:p text:style-name="P25"><text:tab/><text:span text:style-name="T70">use </text:span><text:span text:style-name="T40">fill</text:span><text:span text:style-name="T56"> </text:span><text:span text:style-name="T4">to fill the internal of the element with </text:span><text:span text:style-name="T41">objectColor</text:span><text:span text:style-name="T57">.</text:span></text:p>
      <text:p text:style-name="P43"/>
      <text:p text:style-name="P30">Only <text:span text:style-name="T36">text</text:span>, <text:span text:style-name="T36">picture</text:span>, <text:span text:style-name="T36">barcode</text:span> content can be substituted with data from labels <text:span text:style-name="T71">data</text:span> file. All others will remain constant as defined in the label.</text:p>
      <text:p text:style-name="P72"/>
      <text:p text:style-name="P21">Parameters:</text:p>
      <text:p text:style-name="P19">All measurement are in pixels!</text:p>
      <text:p text:style-name="P22">[] - <text:span text:style-name="T6">optional. C</text:span>an be <text:span text:style-name="T25">empty </text:span><text:span text:style-name="T28">or </text:span>set <text:span text:style-name="T25">to</text:span> "0" to use default value object content data will be taken from template "<text:span text:style-name="T33">default_</text:span>" field if label file has empty field for it.</text:p>
      <text:p text:style-name="P22"/>
      <text:p text:style-name="P45"><text:soft-page-break/><text:span text:style-name="T26">b</text:span><text:span text:style-name="T24">ackgroundColor:</text:span></text:p>
      <text:p text:style-name="P62">string</text:p>
      <text:p text:style-name="P62">Beige, Black, Blue, Brown, Cyan, Gold, Gray, Green, Magenta, Orange, Pink, Purple, Red, Silver, Violet, White, Yellow, ...</text:p>
      <text:p text:style-name="P42"/>
      <text:p text:style-name="P37">objectColor:</text:p>
      <text:p text:style-name="P60">string</text:p>
      <text:p text:style-name="P61">Beige, Black, Blue, Brown, Cyan, Gold, Gray, Green, Magenta, Orange, Pink, Purple, Red, Silver, Violet, White, Yellow, ...</text:p>
      <text:p text:style-name="P42"/>
      <text:p text:style-name="P33"><text:span text:style-name="T31">dpi</text:span>:</text:p>
      <text:p text:style-name="P55"><text:span text:style-name="T9">int </text:span><text:span text:style-name="T19">[</text:span><text:span text:style-name="T45">0, ...</text:span><text:span text:style-name="T19">]</text:span></text:p>
      <text:p text:style-name="P73"/>
      <text:p text:style-name="P74"><text:span text:style-name="T31">codePage</text:span>:</text:p>
      <text:p text:style-name="P76"><text:span text:style-name="T34">int</text:span><text:span text:style-name="T44"> [</text:span>0, ...<text:span text:style-name="T44">]</text:span></text:p>
      <text:p text:style-name="P75"><text:span text:style-name="T72">Codepage list:</text:span></text:p>
      <text:p text:style-name="P75">https://msdn.microsoft.com/en-us/library/system.text.encoding(v=vs.110).aspx</text:p>
      <text:p text:style-name="P75"/>
      <text:p text:style-name="P32">posX, posY:</text:p>
      <text:p text:style-name="P53"><text:span text:style-name="T9">int </text:span><text:span text:style-name="T19">[</text:span>0, <text:span text:style-name="T17">label </text:span>width or height<text:span text:style-name="T18">]</text:span></text:p>
      <text:p text:style-name="P35"/>
      <text:p text:style-name="P36"><text:span text:style-name="T12">w</text:span><text:span text:style-name="T42">idth, height:</text:span></text:p>
      <text:p text:style-name="P64"><text:span text:style-name="T52">int </text:span><text:span text:style-name="T53">[0, </text:span><text:span text:style-name="T54">diagonal size of the label</text:span><text:span text:style-name="T53">]</text:span></text:p>
      <text:p text:style-name="P47"/>
      <text:p text:style-name="P46"><text:span text:style-name="T13">end</text:span><text:span text:style-name="T42">X, </text:span><text:span text:style-name="T13">end</text:span><text:span text:style-name="T42">Y:</text:span></text:p>
      <text:p text:style-name="P63"><text:span text:style-name="T9">int </text:span><text:span text:style-name="T19">[</text:span>0, <text:span text:style-name="T17">label </text:span>width or height<text:span text:style-name="T18">]</text:span></text:p>
      <text:p text:style-name="P44"/>
      <text:p text:style-name="P41">default_text, default_file, default_data:</text:p>
      <text:p text:style-name="P78"><text:span text:style-name="T33">string</text:span></text:p>
      <text:p text:style-name="P40"/>
      <text:p text:style-name="P38">lineWidth:</text:p>
      <text:p text:style-name="P59"><text:span text:style-name="T35">float</text:span><text:span text:style-name="T34"> </text:span><text:span text:style-name="T46">[0, ...]</text:span></text:p>
      <text:p text:style-name="P23"/>
      <text:p text:style-name="P39">lineLength:</text:p>
      <text:p text:style-name="P77"><text:span text:style-name="T35">float</text:span><text:span text:style-name="T34"> </text:span><text:span text:style-name="T46">[0, ...]</text:span></text:p>
      <text:p text:style-name="P49"/>
      <text:p text:style-name="P49">fontSize</text:p>
      <text:p text:style-name="P54"><text:span text:style-name="T10">i</text:span><text:span text:style-name="T8">nt</text:span><text:span text:style-name="T5"> [0, ...]</text:span></text:p>
      <text:p text:style-name="P71"/>
      <text:p text:style-name="P23"><text:span text:style-name="T11">[</text:span><text:span text:style-name="T42">fontStyle</text:span><text:span text:style-name="T11">]</text:span><text:span text:style-name="T42">:</text:span></text:p>
      <text:p text:style-name="P58"><text:span text:style-name="T9">int </text:span><text:span text:style-name="T20">[0, </text:span><text:span text:style-name="T21">8</text:span><text:span text:style-name="T20">]</text:span></text:p>
      <text:p text:style-name="P50">0 = regular</text:p>
      <text:p text:style-name="P50">1 = bold</text:p>
      <text:p text:style-name="P50">2 = italic</text:p>
      <text:p text:style-name="P50">4 = underline</text:p>
      <text:p text:style-name="P50">8 = strikeou<text:span text:style-name="T6">t</text:span></text:p>
      <text:p text:style-name="P23"/>
      <text:p text:style-name="P23"><text:span text:style-name="T11">[</text:span><text:span text:style-name="T42">transparent</text:span><text:span text:style-name="T11">]</text:span><text:span text:style-name="T42">:</text:span></text:p>
      <text:p text:style-name="P58"><text:span text:style-name="T9">int </text:span><text:span text:style-name="T20">[0, 1]</text:span></text:p>
      <text:p text:style-name="P50">0 = no conversion</text:p>
      <text:p text:style-name="P50">1 = convert <text:span text:style-name="T27">backgroundColor</text:span> to transparent</text:p>
      <text:p text:style-name="P31"/>
      <text:p text:style-name="P23"><text:soft-page-break/><text:span text:style-name="T11">[</text:span><text:span text:style-name="T42">bcFormat</text:span><text:span text:style-name="T11">]</text:span><text:span text:style-name="T42">:</text:span></text:p>
      <text:p text:style-name="P58"><text:span text:style-name="T9">int </text:span><text:span text:style-name="T20">[1, 524288]</text:span></text:p>
      <text:p text:style-name="P51">2 = CODABAR <text:span text:style-name="T6">[1D]</text:span></text:p>
      <text:p text:style-name="P51">4 = CODE39 <text:span text:style-name="T6">[1D]</text:span></text:p>
      <text:p text:style-name="P51">8 = CODE93 <text:span text:style-name="T6">[1D]</text:span></text:p>
      <text:p text:style-name="P51">16 = CODE128 <text:span text:style-name="T6">[1D]</text:span></text:p>
      <text:p text:style-name="P51">64 = EAN8 <text:span text:style-name="T6">[1D]</text:span></text:p>
      <text:p text:style-name="P51">128 = EAN13 <text:span text:style-name="T6">[1D]</text:span></text:p>
      <text:p text:style-name="P51">256 = ITF <text:span text:style-name="T6">[1D]</text:span></text:p>
      <text:p text:style-name="P51">4096 = RSS_14 <text:span text:style-name="T6">[1D]</text:span></text:p>
      <text:p text:style-name="P51">8192 = RSS_EXPANDED <text:span text:style-name="T6">[1D]</text:span></text:p>
      <text:p text:style-name="P51">16384 = UPC_A <text:span text:style-name="T6">[1D]</text:span></text:p>
      <text:p text:style-name="P51">32768 = UPC_E <text:span text:style-name="T6">[1D]</text:span></text:p>
      <text:p text:style-name="P51">65535 = UPC_EAN_EXTENSION <text:span text:style-name="T6">[1D]</text:span></text:p>
      <text:p text:style-name="P51">131072 = MSI <text:span text:style-name="T6">[1D]</text:span></text:p>
      <text:p text:style-name="P51">262144 = PLESSEY <text:span text:style-name="T6">[1D]</text:span></text:p>
      <text:p text:style-name="P51"><text:span text:style-name="T29">524288</text:span> = IMB <text:span text:style-name="T6">[1D]</text:span></text:p>
      <text:p text:style-name="P51">1 = AZTEC <text:span text:style-name="T6">[2D]</text:span></text:p>
      <text:p text:style-name="P51">32 = DATAMATRIX <text:span text:style-name="T6">[2D]</text:span></text:p>
      <text:p text:style-name="P51">512 = MAXICODE <text:span text:style-name="T6">[2D]</text:span></text:p>
      <text:p text:style-name="P51">1024 = PDF417 <text:span text:style-name="T6">[2D]</text:span></text:p>
      <text:p text:style-name="P51">2048 = QRCODE <text:span text:style-name="T6">[2D]</text:span></text:p>
      <text:p text:style-name="P23"/>
      <text:p text:style-name="P31"><text:span text:style-name="T14">[</text:span>additional_features<text:span text:style-name="T14">]</text:span>:</text:p>
      <text:p text:style-name="P34">!!! Only for specific needs defined by specialists !!!</text:p>
      <text:p text:style-name="P65">AZTEC_LAYERS</text:p>
      <text:p text:style-name="P50"><text:span text:style-name="T9">int </text:span>[-4, 32]</text:p>
      <text:p text:style-name="P50">Specifies the required number of layers for an Aztec code. A negative number (-1, -2, -3, -4) specifies a compact Aztec code. 0 indicates to use the minimum number of layers (the default). A positive number (1, 2, .. 32) specifies a normal (non-compact) Aztec code.</text:p>
      <text:p text:style-name="P50"/>
      <text:p text:style-name="P65">ERROR_CORRECTION</text:p>
      <text:p text:style-name="P50"><text:span text:style-name="T9">int </text:span>[0, 8] ??</text:p>
      <text:p text:style-name="P50">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52">Note: an Aztec symbol should have a minimum of 25% EC words.</text:p>
      <text:p text:style-name="P52"/>
      <text:p text:style-name="P65">MARGIN</text:p>
      <text:p text:style-name="P57">int</text:p>
      <text:p text:style-name="P50">Specifies margin, in pixels, to use when generating the barcode. The meaning can vary by format; for example it controls margin before and after the barcode horizontally for most 1D formats.</text:p>
      <text:p text:style-name="P50"/>
      <text:p text:style-name="P65">PDF417_ASPECT_RATIO</text:p>
      <text:p text:style-name="P50"><text:span text:style-name="T9">int </text:span>[1, 4]</text:p>
      <text:p text:style-name="P50">Aspect ratio to use. Default = 4.</text:p>
      <text:p text:style-name="P50"/>
      <text:p text:style-name="P65">QR_VERSION</text:p>
      <text:p text:style-name="P50"><text:span text:style-name="T9">int </text:span>[1, 40??]</text:p>
      <text:p text:style-name="P50"><text:soft-page-break/>Specifies the exact version of QR code to be encoded.</text:p>
      <text:p text:style-name="P23"/>
      <text:p text:style-name="P23"><text:span text:style-name="T37">!!! following </text:span><text:span text:style-name="T7">are</text:span><text:span text:style-name="T37"> not implemented yet !!!</text:span></text:p>
      <text:p text:style-name="P23"/>
      <text:p text:style-name="P65">CHARACTER_SET</text:p>
      <text:p text:style-name="P57">string</text:p>
      <text:p text:style-name="P50">Specifies what character encoding to use where applicable.</text:p>
      <text:p text:style-name="P50"/>
      <text:p text:style-name="P65">PDF417_COMPACTION</text:p>
      <text:p text:style-name="P57">string</text:p>
      <text:p text:style-name="P50">Specifies what compaction mode to use for PDF417.</text:p>
      <text:p text:style-name="P50"/>
      <text:p text:style-name="P65">CODE128_FORCE_CODESET_B</text:p>
      <text:p text:style-name="P50"><text:span text:style-name="T9">string </text:span>[true, false]</text:p>
      <text:p text:style-name="P50">If true, don't switch to codeset C for numbers.</text:p>
      <text:p text:style-name="P50"/>
      <text:p text:style-name="P65">DISABLE_ECI</text:p>
      <text:p text:style-name="P56"><text:span text:style-name="T9">string </text:span>[true, false]</text:p>
      <text:p text:style-name="P50">Don't append ECI segment.</text:p>
      <text:p text:style-name="P50"/>
      <text:p text:style-name="P65">GS1_FORMAT</text:p>
      <text:p text:style-name="P56"><text:span text:style-name="T9">string </text:span>[true, false]</text:p>
      <text:p text:style-name="P50">Specifies whether the data should be encoded to the GS1 standard.</text:p>
      <text:p text:style-name="P50"/>
      <text:p text:style-name="P65">PDF417_COMPACT</text:p>
      <text:p text:style-name="P56"><text:span text:style-name="T9">string </text:span>[true, false]</text:p>
      <text:p text:style-name="P50">Specifies whether to use compact mode for PDF417.</text:p>
      <text:p text:style-name="P50"/>
      <text:p text:style-name="P65">DATA_MATRIX_SHAPE</text:p>
      <text:p text:style-name="P50">[?]</text:p>
      <text:p text:style-name="P50">Specifies the matrix shape for Data Matrix (type SymbolShapeHint).</text:p>
      <text:p text:style-name="P50"/>
      <text:p text:style-name="P65">PDF417_DIMENSIONS</text:p>
      <text:p text:style-name="P50">[?]</text:p>
      <text:p text:style-name="P50">Specifies the minimum and maximum number of rows and columns for PDF417 (type Dimensions).</text:p>
      <text:p text:style-name="P50"/>
      <text:p text:style-name="P65">DATA_MATRIX_DEFAULT_ENCODATION</text:p>
      <text:p text:style-name="P50">[?]</text:p>
      <text:p text:style-name="P50">Encodation for DataMatrix. Default = ASCII.</text:p>
      <text:p text:style-name="Standard"/>
      <text:p text:style-name="P13">Label data</text:p>
      <text:p text:style-name="P12">CSV file with delimiter as per config parameter "CSVdelimiter":</text:p>
      <text:p text:style-name="Standard"/>
      <text:p text:style-name="P23"><text:span text:style-name="T42">1st string</text:span>: Column headers <text:span text:style-name="T16">(if appropriate checkbox selected in the software)</text:span></text:p>
      <text:p text:style-name="P23"><text:span text:style-name="T42">2nd string</text:span>: 1st label data</text:p>
      <text:p text:style-name="P23"><text:span text:style-name="T42">3rd string</text:span>: 2nd label data</text:p>
      <text:p text:style-name="P72"/>
      <text:p text:style-name="P16">====<text:span text:style-name="T15">l</text:span>abel data file <text:span text:style-name="T15">structure====</text:span></text:p>
      <text:p text:style-name="P3"><text:span text:style-name="T15">column1_name</text:span>; <text:span text:style-name="T15">column2_name</text:span>; <text:span text:style-name="T15">column3_name</text:span>;</text:p>
      <text:p text:style-name="P3"><text:span text:style-name="T15">label1_object1</text:span>; <text:span text:style-name="T15">label1_object2</text:span>; <text:span text:style-name="T15">label1_object3</text:span>;</text:p>
      <text:p text:style-name="P3"><text:span text:style-name="T15">label2_object1</text:span>; <text:span text:style-name="T15">label2_object2</text:span>; <text:span text:style-name="T15">label2_object3</text:span>;</text:p>
      <text:p text:style-name="Standard">====<text:span text:style-name="T15">end====</text:span></text:p>
      <text:p text:style-name="Standard"><text:soft-page-break/></text:p>
      <text:p text:style-name="P14">Examples</text:p>
      <text:p text:style-name="P16">====template file <text:span text:style-name="T15">example</text:span>====</text:p>
      <text:p text:style-name="P10">label; Beige; ; 400; 400; <text:span text:style-name="T31">200;</text:span></text:p>
      <text:p text:style-name="P10">text; Green; 10; 10; 0; string1; Arial; 10; 0;</text:p>
      <text:p text:style-name="P1">picture; White; 10; 100; 0; custom_min1.png; 0; 0; 1;</text:p>
      <text:p text:style-name="P1">barcode; Yellow; Blue; 10; 180; 0; 123456789; 200; 40; 16; 1;</text:p>
      <text:p text:style-name="P1">picture; Black; 390; 10; 90; custom_min1.png; 0; 0; 1;</text:p>
      <text:p text:style-name="P1">barcode; Blue; Yellow; 290; 200; 90; 987654321; 200; 200; 2048; 0; MARGIN=0;</text:p>
      <text:p text:style-name="P1">text; Cyan; 20; 390; -90; string2; Courier New; 20; 4;</text:p>
      <text:p text:style-name="P1">line; Yellow; 10; 10; ; 1; 389; 389;</text:p>
      <text:p text:style-name="P1">line; Purple; 389; 10; 135; 5; 400;</text:p>
      <text:p text:style-name="P1">rectangle; Lime; 20; 20; 0; 3; 359; 359; 0;</text:p>
      <text:p text:style-name="P1">ellipse; Magenta; 20; 20; 0; 10; 359; 359; 0;</text:p>
      <text:p text:style-name="P16">====<text:span text:style-name="T15">end====</text:span></text:p>
      <text:p text:style-name="P17"/>
      <text:p text:style-name="P16">====<text:span text:style-name="T15">l</text:span>abel data file <text:span text:style-name="T15">example====</text:span></text:p>
      <text:p text:style-name="P9">String1;Picture1;Barcode1;Picture2;Barcode2;String2;Line1;Line2;Rectangle;Ellipse;</text:p>
      <text:p text:style-name="P9">string11;custom_min1.png;1123456789;custom.png;9876543211;string12;;;;;</text:p>
      <text:p text:style-name="P9">string21;ladon.png;2123456789;logo.png;9876543212;string22;;;;;</text:p>
      <text:p text:style-name="P9">string31;custom_min1.png;3123456789;custom_min1.png;9876543213;string32;;;;;</text:p>
      <text:p text:style-name="P9">string41;custom_min1.png;4123456789;custom_min1.png;9876543214;string42;;;;;</text:p>
      <text:p text:style-name="P17">====end====</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08-20T16:32:52.551000000</dc:date>
    <meta:editing-duration>PT5H5M37S</meta:editing-duration>
    <meta:editing-cycles>43</meta:editing-cycles>
    <meta:generator>LibreOffice/5.4.4.2$Windows_X86_64 LibreOffice_project/2524958677847fb3bb44820e40380acbe820f960</meta:generator>
    <meta:document-statistic meta:table-count="0" meta:image-count="0" meta:object-count="0" meta:page-count="5" meta:paragraph-count="173" meta:word-count="1003" meta:character-count="6825" meta:non-whitespace-character-count="5940"/>
  </office:meta>
</office:document-meta>
</file>